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svg+xml" manifest:full-path="Pictures/2000000100005F160000559400AE5C60.svg"/>
  <manifest:file-entry manifest:media-type="image/png" manifest:full-path="Pictures/10000201000002E90000029F6B5B7AED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00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00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ff00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solid" draw:fill-color="#ffff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c0c0c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8" style:family="graphic" style:parent-style-name="standard">
      <style:graphic-properties draw:stroke="none" draw:fill="solid" draw:fill-color="#c0c0c0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00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00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00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00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00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draw:color-mode="standard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Cyberbit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6cm" svg:height="3.6cm" svg:x="1.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2cm" svg:height="1.8cm" svg:x="2.3cm" svg:y="2.4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6cm" svg:height="3.6cm" svg:x="6.1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cm" svg:height="1.8cm" svg:x="6.9cm" svg:y="2.4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5" draw:text-style-name="P2" draw:layer="layout" svg:width="3.6cm" svg:height="3.6cm" svg:x="10.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2cm" svg:height="1.8cm" svg:x="11.5cm" svg:y="2.4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7" draw:text-style-name="P2" draw:layer="layout" svg:width="3.6cm" svg:height="3.6cm" svg:x="15.3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2cm" svg:height="1.8cm" svg:x="16.1cm" svg:y="2.4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9" draw:text-style-name="P1" draw:layer="layout" svg:width="3.6cm" svg:height="3.6cm" svg:x="1.5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" draw:layer="layout" svg:width="2cm" svg:height="1.8cm" svg:x="2.3cm" svg:y="7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6cm" svg:height="3.6cm" svg:x="6.1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cm" svg:height="1.8cm" svg:x="6.9cm" svg:y="7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5" draw:text-style-name="P2" draw:layer="layout" svg:width="3.6cm" svg:height="3.6cm" svg:x="10.7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2cm" svg:height="1.8cm" svg:x="11.5cm" svg:y="7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7" draw:text-style-name="P2" draw:layer="layout" svg:width="3.6cm" svg:height="3.6cm" svg:x="15.3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2cm" svg:height="1.8cm" svg:x="16.1cm" svg:y="7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11" draw:text-style-name="P1" draw:layer="layout" svg:width="3.6cm" svg:height="3.6cm" svg:x="1.5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" draw:layer="layout" svg:width="2cm" svg:height="1.8cm" svg:x="2.3cm" svg:y="11.6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6cm" svg:height="3.6cm" svg:x="6.1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cm" svg:height="1.8cm" svg:x="6.9cm" svg:y="11.6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5" draw:text-style-name="P2" draw:layer="layout" svg:width="3.6cm" svg:height="3.6cm" svg:x="10.7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2cm" svg:height="1.8cm" svg:x="11.5cm" svg:y="11.6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7" draw:text-style-name="P2" draw:layer="layout" svg:width="3.6cm" svg:height="3.6cm" svg:x="15.3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2cm" svg:height="1.8cm" svg:x="16.1cm" svg:y="11.6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13" draw:text-style-name="P1" draw:layer="layout" svg:width="3.6cm" svg:height="3.6cm" svg:x="1.5cm" svg:y="1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" draw:layer="layout" svg:width="2cm" svg:height="1.8cm" svg:x="2.3cm" svg:y="16.2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6cm" svg:height="3.6cm" svg:x="6.1cm" svg:y="1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cm" svg:height="1.8cm" svg:x="6.9cm" svg:y="16.2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5" draw:text-style-name="P2" draw:layer="layout" svg:width="3.6cm" svg:height="3.6cm" svg:x="10.7cm" svg:y="1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2cm" svg:height="1.8cm" svg:x="11.5cm" svg:y="16.2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7" draw:text-style-name="P2" draw:layer="layout" svg:width="3.6cm" svg:height="3.6cm" svg:x="15.3cm" svg:y="1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2cm" svg:height="1.8cm" svg:x="16.1cm" svg:y="16.2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15" draw:text-style-name="P1" draw:layer="layout" svg:width="3.6cm" svg:height="3.6cm" svg:x="1.5cm" svg:y="1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1" draw:layer="layout" svg:width="2cm" svg:height="1.8cm" svg:x="2.3cm" svg:y="20.8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6cm" svg:height="3.6cm" svg:x="6.1cm" svg:y="1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cm" svg:height="1.8cm" svg:x="6.9cm" svg:y="20.8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5" draw:text-style-name="P2" draw:layer="layout" svg:width="3.6cm" svg:height="3.6cm" svg:x="10.7cm" svg:y="1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2cm" svg:height="1.8cm" svg:x="11.5cm" svg:y="20.8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7" draw:text-style-name="P2" draw:layer="layout" svg:width="3.6cm" svg:height="3.6cm" svg:x="15.3cm" svg:y="1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2cm" svg:height="1.8cm" svg:x="16.1cm" svg:y="20.8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17" draw:text-style-name="P1" draw:layer="layout" svg:width="3.6cm" svg:height="3.6cm" svg:x="1.5cm" svg:y="2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" draw:layer="layout" svg:width="2cm" svg:height="1.8cm" svg:x="2.3cm" svg:y="25.4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3" draw:text-style-name="P2" draw:layer="layout" svg:width="3.6cm" svg:height="3.6cm" svg:x="6.1cm" svg:y="2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2cm" svg:height="1.8cm" svg:x="6.9cm" svg:y="25.4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5" draw:text-style-name="P2" draw:layer="layout" svg:width="3.6cm" svg:height="3.6cm" svg:x="10.7cm" svg:y="2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2cm" svg:height="1.8cm" svg:x="11.5cm" svg:y="25.4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g>
          <draw:custom-shape draw:style-name="gr7" draw:text-style-name="P2" draw:layer="layout" svg:width="3.6cm" svg:height="3.6cm" svg:x="15.3cm" svg:y="2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2cm" svg:height="1.8cm" svg:x="16.1cm" svg:y="25.4cm">
            <draw:image xlink:href="Pictures/10000201000002E90000029F6B5B7AED.png" xlink:type="simple" xlink:show="embed" xlink:actuate="onLoad"/>
            <draw:image xlink:href="Pictures/2000000100005F160000559400AE5C60.svg" xlink:type="simple" xlink:show="embed" xlink:actuate="onLoad">
              <text:p/>
            </draw:image>
          </draw:frame>
        </draw:g>
        <draw:frame draw:style-name="gr19" draw:layer="layout" svg:width="0.001cm" svg:height="0.988cm" svg:x="11.2cm" svg:y="4.9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Bitstream Cyberbit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1T19:28:28</meta:creation-date>
    <dc:date>2018-03-09T22:51:30</dc:date>
    <meta:editing-duration>PT12M37S</meta:editing-duration>
    <meta:editing-cycles>5</meta:editing-cycles>
    <meta:generator>OpenOffice/4.1.5$Unix OpenOffice.org_project/415m1$Build-9789</meta:generator>
    <dc:creator>Chi-Thanh Christopher Nguyen</dc:creator>
    <meta:document-statistic meta:object-count="73"/>
  </office:meta>
</office:document-meta>
</file>